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loext:opacity="100%" style:font-name="Open Sans" fo:font-size="10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333333" loext:opacity="100%" style:font-name="Open Sans" fo:font-size="10.5pt" fo:letter-spacing="normal" fo:font-style="normal" fo:font-weight="normal" officeooo:rsid="0014a8f4" officeooo:paragraph-rsid="0014a8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3 Unidad 1</text:p>
      <text:p text:style-name="P1">En mi opinión, Kubernetes debería utilizarse en empresas que trabajen con diversidad de contenedores, ya que una de sus principales ventajas, es la orquestación o gestión de dichos contenedores.</text:p>
      <text:p text:style-name="P1">A cuantos más contenedores, mayor complejidad de trabajo, con Kubernetes se puede organizar todas las partes de una infraestructura de contenedores.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 Sans" svg:font-family="'Open Sans'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0T22:21:40.410000000</dc:date>
    <meta:editing-duration>PT31S</meta:editing-duration>
    <meta:editing-cycles>1</meta:editing-cycles>
    <meta:document-statistic meta:table-count="0" meta:image-count="0" meta:object-count="0" meta:page-count="1" meta:paragraph-count="3" meta:word-count="54" meta:character-count="363" meta:non-whitespace-character-count="311"/>
    <meta:generator>LibreOffice/7.4.0.3$Windows_X86_64 LibreOffice_project/f85e47c08ddd19c015c0114a68350214f7066f5a</meta:generator>
  </office:meta>
</office:document-meta>
</file>